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Karumbi" svg:font-family="Karumbi" style:font-pitch="variable"/>
    <style:font-face style:name="Khmer OS" svg:font-family="'Khmer O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</office:font-face-decls>
  <office:automatic-styles>
    <style:style style:name="P1" style:family="paragraph" style:parent-style-name="Standard">
      <style:text-properties style:font-name="Karumbi" fo:font-size="32pt" officeooo:rsid="0013738e" officeooo:paragraph-rsid="0013738e" style:font-size-asian="32pt" style:font-size-complex="32pt"/>
    </style:style>
    <style:style style:name="P2" style:family="paragraph" style:parent-style-name="Standard">
      <style:text-properties style:font-name="Karumbi" fo:font-size="32pt" officeooo:rsid="0013738e" officeooo:paragraph-rsid="0014d4c8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Youre Cute! </text:p>
      <text:p text:style-name="P2">Text me?</text:p>
      <text:p text:style-name="P1">435-261-229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Karumbi" svg:font-family="Karumbi" style:font-pitch="variable"/>
    <style:font-face style:name="Khmer OS" svg:font-family="'Khmer O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1:22:30.988138116</meta:creation-date>
    <dc:date>2022-11-22T11:26:20.804273239</dc:date>
    <meta:editing-duration>PT3M50S</meta:editing-duration>
    <meta:editing-cycles>2</meta:editing-cycles>
    <meta:generator>LibreOffice/7.4.2.3$Linux_X86_64 LibreOffice_project/40$Build-3</meta:generator>
    <meta:document-statistic meta:table-count="0" meta:image-count="0" meta:object-count="0" meta:page-count="1" meta:paragraph-count="3" meta:word-count="5" meta:character-count="32" meta:non-whitespace-character-count="29"/>
  </office:meta>
</office:document-meta>
</file>